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R Proj Sources</text:p>
      <text:p text:style-name="Standard"><text:a xlink:type="simple" xlink:href="https://www.assetstore.unity3d.com/en/#!/content/2088" text:style-name="Internet_20_link" text:visited-style-name="Visited_20_Internet_20_Link">https://www.assetstore.unity3d.com/en/#!/content/2088</text:a></text:p>
      <text:p text:style-name="Standard"><text:a xlink:type="simple" xlink:href="https://github.com/JuppOtto/Google-Cardboard/" text:style-name="Internet_20_link" text:visited-style-name="Visited_20_Internet_20_Link">https://github.com/JuppOtto/Google-Cardboard/</text:a></text:p>
      <text:p text:style-name="Standard"><text:a xlink:type="simple" xlink:href="https://www.assetstore.unity3d.com/en/#!/content/25255" text:style-name="Internet_20_link" text:visited-style-name="Visited_20_Internet_20_Link">https://www.assetstore.unity3d.com/en/#!/content/25255</text:a></text:p>
      <text:p text:style-name="Standard"><text:a xlink:type="simple" xlink:href="https://www.assetstore.unity3d.com/en/#!/content/6411" text:style-name="Internet_20_link" text:visited-style-name="Visited_20_Internet_20_Link">https://www.assetstore.unity3d.com/en/#!/content/6411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i </meta:initial-creator>
    <meta:creation-date>2016-01-24T21:21:09.97</meta:creation-date>
    <dc:date>2016-01-24T22:37:46.60</dc:date>
    <dc:creator>Fai </dc:creator>
    <meta:editing-duration>PT1H16M3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5" meta:word-count="7" meta:character-count="220"/>
  </office:meta>
</office:document-meta>
</file>